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25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6492" calcext:value-type="float">
            <text:p>3.9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6516" calcext:value-type="float">
            <text:p>3.3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5788" calcext:value-type="float">
            <text:p>6.6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1772" calcext:value-type="float">
            <text:p>8.08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414" calcext:value-type="float">
            <text:p>6.45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779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2" meta:object-count="0"/>
    <meta:user-defined meta:name="AppVersion">3.0</meta:user-defined>
  </office:meta>
</office:document-meta>
</file>